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f7ce" officeooo:paragraph-rsid="0010f7ce"/>
    </style:style>
    <style:style style:name="P2" style:family="paragraph" style:parent-style-name="Standard">
      <style:text-properties officeooo:rsid="00113769" officeooo:paragraph-rsid="00113769"/>
    </style:style>
    <style:style style:name="T1" style:family="text">
      <style:text-properties officeooo:rsid="001137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lementation Plan:</text:p>
      <text:p text:style-name="P1">1. Prepare RPC server and Clinen and connection</text:p>
      <text:p text:style-name="P1"><text:tab/>Test connection in local network;</text:p>
      <text:p text:style-name="P1"><text:tab/>Test Connection behind the nat;</text:p>
      <text:p text:style-name="P2">2. Create generator of procedure parameters packer and unpacker</text:p>
      <text:p text:style-name="P1"><text:span text:style-name="T1">3</text:span>. Start development of server hoocks</text:p>
      <text:p text:style-name="P1"><text:tab/>a. Integrate bus connection into server side<text:tab/></text:p>
      <text:p text:style-name="P1"><text:tab/>b. prepare daemon:</text:p>
      <text:p text:style-name="P1"><text:tab/><text:tab/>will register on server</text:p>
      <text:p text:style-name="P1"><text:tab/><text:tab/>will start listening dbus messages</text:p>
      <text:p text:style-name="P1"><text:tab/><text:tab/>after receiving dbus message from RPCM – start makeng functionality</text:p>
      <text:p text:style-name="P1"><text:tab/><text:tab/>return result to manager over RPC bus</text:p>
      <text:p text:style-name="P1"><text:tab/>c. After dbus reply received – send message result message to RPC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23:28:40.924258095</meta:creation-date>
    <dc:date>2017-09-16T23:55:20.411762179</dc:date>
    <meta:editing-duration>PT6M28S</meta:editing-duration>
    <meta:editing-cycles>1</meta:editing-cycles>
    <meta:document-statistic meta:table-count="0" meta:image-count="0" meta:object-count="0" meta:page-count="1" meta:paragraph-count="13" meta:word-count="81" meta:character-count="534" meta:non-whitespace-character-count="450"/>
    <meta:generator>LibreOffice/5.2.7.2$Linux_X86_64 LibreOffice_project/20m0$Build-2</meta:generator>
  </office:meta>
</office:document-meta>
</file>